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ourier New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lass 4 Home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text-properties style:font-name="Courier New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Beginner C++, Class 4 Homework</text:p>
              <text:p text:style-name="MP1">Rachel J. Morris</text:p>
              <text:p text:style-name="MP1">racheljmorris@gmail.com</text:p>
            </table:table-cell>
            <table:table-cell table:style-name="Table1.A1" office:value-type="string">
              <text:p text:style-name="MP2"><text:page-number text:select-page="current">1</text:page-number>/<text:page-count>1</text:page-count></text:p>
              <text:p text:style-name="MP2">November 2012</text:p>
              <text:p text:style-name="MP2">GitHub.com/Moosader/CLASS-Beginner-CPP</text:p>
            </table:table-cell>
          </table:table-row>
        </table:table>
        <text:p text:style-name="Standard"/>
      </style:header>
      <style:footer>
        <text:p text:style-name="MP3">Document License – Creative Commons Attribution http://creativecommons.org/licenses/by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6M4S</meta:editing-duration>
    <meta:editing-cycles>61</meta:editing-cycles>
    <meta:generator>LibreOffice/3.5$Linux_x86 LibreOffice_project/350m1$Build-2</meta:generator>
    <dc:date>2012-11-20T10:24:34</dc:date>
    <meta:document-statistic meta:table-count="1" meta:image-count="0" meta:object-count="0" meta:page-count="1" meta:paragraph-count="8" meta:word-count="23" meta:character-count="230" meta:non-whitespace-character-count="215"/>
    <meta:user-defined meta:name="Info 1"/>
    <meta:user-defined meta:name="Info 2"/>
    <meta:user-defined meta:name="Info 3"/>
    <meta:user-defined meta:name="Info 4"/>
  </office:meta>
</office:document-meta>
</file>